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var(--font-mono)" svg:font-family="var(--font-mono)" style:font-family-generic="roman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.1945in" fo:margin-bottom="0.1945in" style:contextual-spacing="false"/>
    </style:style>
    <style:style style:name="P2" style:family="paragraph" style:parent-style-name="Standard" style:list-style-name="">
      <style:paragraph-properties fo:margin-top="0.1945in" fo:margin-bottom="0.1945in" style:contextual-spacing="false"/>
    </style:style>
    <style:style style:name="P3" style:family="paragraph" style:parent-style-name="Standard" style:list-style-name="">
      <style:paragraph-properties fo:margin-top="0.1945in" fo:margin-bottom="0.1945in" style:contextual-spacing="false"/>
    </style:style>
    <style:style style:name="P4" style:family="paragraph" style:parent-style-name="Standard" style:list-style-name="">
      <style:paragraph-properties fo:margin-top="0.1945in" fo:margin-bottom="0.1945in" style:contextual-spacing="false"/>
    </style:style>
    <style:style style:name="P5" style:family="paragraph" style:parent-style-name="Standard">
      <style:paragraph-properties fo:margin-top="0.1945in" fo:margin-bottom="0.1945in" style:contextual-spacing="false"/>
    </style:style>
    <style:style style:name="P6" style:family="paragraph" style:parent-style-name="Standard" style:list-style-name="WWNum16">
      <style:paragraph-properties fo:margin-top="0.1945in" fo:margin-bottom="0in" style:contextual-spacing="false"/>
    </style:style>
    <style:style style:name="P7" style:family="paragraph" style:parent-style-name="Standard" style:list-style-name="WWNum16">
      <style:paragraph-properties fo:margin-top="0in" fo:margin-bottom="0.1945in" style:contextual-spacing="false"/>
    </style:style>
    <style:style style:name="P8" style:family="paragraph" style:parent-style-name="Standard" style:list-style-name="WWNum18">
      <style:paragraph-properties fo:margin-top="0.1945in" fo:margin-bottom="0in" style:contextual-spacing="false"/>
    </style:style>
    <style:style style:name="P9" style:family="paragraph" style:parent-style-name="Standard" style:list-style-name="WWNum18">
      <style:paragraph-properties fo:margin-top="0in" fo:margin-bottom="0.1945in" style:contextual-spacing="false"/>
    </style:style>
    <style:style style:name="P10" style:family="paragraph" style:parent-style-name="Standard" style:list-style-name="WWNum18">
      <style:paragraph-properties fo:margin-top="0in" fo:margin-bottom="0in" style:contextual-spacing="false"/>
    </style:style>
    <style:style style:name="P11" style:family="paragraph" style:parent-style-name="Standard" style:list-style-name="WWNum19">
      <style:paragraph-properties fo:margin-top="0.1945in" fo:margin-bottom="0in" style:contextual-spacing="false"/>
    </style:style>
    <style:style style:name="P12" style:family="paragraph" style:parent-style-name="Standard" style:list-style-name="WWNum19">
      <style:paragraph-properties fo:margin-top="0in" fo:margin-bottom="0.1945in" style:contextual-spacing="false"/>
    </style:style>
    <style:style style:name="P13" style:family="paragraph" style:parent-style-name="Standard" style:list-style-name="WWNum19">
      <style:paragraph-properties fo:margin-top="0in" fo:margin-bottom="0in" style:contextual-spacing="false"/>
    </style:style>
    <style:style style:name="P14" style:family="paragraph" style:parent-style-name="Standard" style:list-style-name="WWNum20">
      <style:paragraph-properties fo:margin-top="0.1945in" fo:margin-bottom="0in" style:contextual-spacing="false"/>
    </style:style>
    <style:style style:name="P15" style:family="paragraph" style:parent-style-name="Standard" style:list-style-name="WWNum20">
      <style:paragraph-properties fo:margin-top="0in" fo:margin-bottom="0.1945in" style:contextual-spacing="false"/>
    </style:style>
    <style:style style:name="P16" style:family="paragraph" style:parent-style-name="Standard" style:list-style-name="WWNum20">
      <style:paragraph-properties fo:margin-top="0in" fo:margin-bottom="0in" style:contextual-spacing="false"/>
    </style:style>
    <style:style style:name="P17" style:family="paragraph" style:parent-style-name="Standard" style:list-style-name="WWNum21">
      <style:paragraph-properties fo:margin-top="0.1945in" fo:margin-bottom="0.1945in" style:contextual-spacing="false"/>
    </style:style>
    <style:style style:name="P18" style:family="paragraph" style:parent-style-name="Standard" style:list-style-name="WWNum22">
      <style:paragraph-properties fo:margin-top="0.1945in" fo:margin-bottom="0.1945in" style:contextual-spacing="false"/>
    </style:style>
    <style:style style:name="P19" style:family="paragraph" style:parent-style-name="Standard" style:list-style-name="WWNum23">
      <style:paragraph-properties fo:margin-top="0.1945in" fo:margin-bottom="0in" style:contextual-spacing="false"/>
    </style:style>
    <style:style style:name="P20" style:family="paragraph" style:parent-style-name="Standard" style:list-style-name="WWNum23">
      <style:paragraph-properties fo:margin-top="0in" fo:margin-bottom="0.1945in" style:contextual-spacing="false"/>
    </style:style>
    <style:style style:name="P21" style:family="paragraph" style:parent-style-name="Standard" style:list-style-name="WWNum24">
      <style:paragraph-properties fo:margin-top="0.1945in" fo:margin-bottom="0in" style:contextual-spacing="false"/>
    </style:style>
    <style:style style:name="P22" style:family="paragraph" style:parent-style-name="Standard" style:list-style-name="WWNum24">
      <style:paragraph-properties fo:margin-top="0in" fo:margin-bottom="0.1945in" style:contextual-spacing="false"/>
    </style:style>
    <style:style style:name="P23" style:family="paragraph" style:parent-style-name="Standard" style:list-style-name="WWNum25">
      <style:paragraph-properties fo:margin-top="0.1945in" fo:margin-bottom="0in" style:contextual-spacing="false"/>
    </style:style>
    <style:style style:name="P24" style:family="paragraph" style:parent-style-name="Standard" style:list-style-name="WWNum25">
      <style:paragraph-properties fo:margin-top="0in" fo:margin-bottom="0.1945in" style:contextual-spacing="false"/>
    </style:style>
    <style:style style:name="P25" style:family="paragraph" style:parent-style-name="Standard" style:list-style-name="WWNum26">
      <style:paragraph-properties fo:margin-top="0.1945in" fo:margin-bottom="0in" style:contextual-spacing="false"/>
    </style:style>
    <style:style style:name="P26" style:family="paragraph" style:parent-style-name="Standard" style:list-style-name="WWNum26">
      <style:paragraph-properties fo:margin-top="0in" fo:margin-bottom="0.1945in" style:contextual-spacing="false"/>
    </style:style>
    <style:style style:name="P27" style:family="paragraph" style:parent-style-name="Standard" style:list-style-name="WWNum27">
      <style:paragraph-properties fo:margin-top="0.1945in" fo:margin-bottom="0in" style:contextual-spacing="false"/>
    </style:style>
    <style:style style:name="P28" style:family="paragraph" style:parent-style-name="Standard" style:list-style-name="WWNum27">
      <style:paragraph-properties fo:margin-top="0in" fo:margin-bottom="0.1945in" style:contextual-spacing="false"/>
    </style:style>
    <style:style style:name="P29" style:family="paragraph" style:parent-style-name="Standard" style:list-style-name="WWNum27">
      <style:paragraph-properties fo:margin-top="0in" fo:margin-bottom="0in" style:contextual-spacing="false"/>
    </style:style>
    <style:style style:name="P30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P31" style:family="paragraph" style:parent-style-name="Standard" style:list-style-name="">
      <style:paragraph-properties fo:margin-top="0.1945in" fo:margin-bottom="0.1945in" style:contextual-spacing="false"/>
      <style:text-properties fo:color="#000000" loext:opacity="100%"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P32" style:family="paragraph" style:parent-style-name="Standard">
      <style:paragraph-properties fo:margin-top="0.0835in" fo:margin-bottom="0.0835in" style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/>
    </style:style>
    <style:style style:name="P33" style:family="paragraph" style:parent-style-name="Standard" style:list-style-name="WWNum17">
      <style:paragraph-properties fo:margin-top="0.1945in" fo:margin-bottom="0in" style:contextual-spacing="false"/>
      <style:text-properties fo:color="#000000" loext:opacity="100%"/>
    </style:style>
    <style:style style:name="P34" style:family="paragraph" style:parent-style-name="Standard" style:list-style-name="WWNum17">
      <style:paragraph-properties fo:margin-top="0in" fo:margin-bottom="0in" style:contextual-spacing="false"/>
      <style:text-properties fo:color="#000000" loext:opacity="100%"/>
    </style:style>
    <style:style style:name="P35" style:family="paragraph" style:parent-style-name="Standard" style:list-style-name="WWNum17">
      <style:paragraph-properties fo:margin-top="0in" fo:margin-bottom="0.1945in" style:contextual-spacing="false"/>
      <style:text-properties fo:color="#000000" loext:opacity="100%"/>
    </style:style>
    <style:style style:name="P36" style:family="paragraph" style:parent-style-name="Standard">
      <style:paragraph-properties fo:margin-top="0.0835in" fo:margin-bottom="0.0835in" style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fo:background-color="#ffff00"/>
    </style:style>
    <style:style style:name="P37" style:family="paragraph" style:parent-style-name="Standard">
      <style:paragraph-properties fo:margin-top="0.0835in" fo:margin-bottom="0.0835in" style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var(--font-mono)" fo:font-size="10pt" fo:language="en" fo:country="US" style:font-name-asian="Times New Roman1" style:font-size-asian="10pt" style:font-name-complex="Courier New2" style:font-size-complex="10pt"/>
    </style:style>
    <style:style style:name="P38" style:family="paragraph" style:parent-style-name="Standard" style:list-style-name="">
      <style:paragraph-properties fo:margin-top="0in" fo:margin-bottom="0.1945in" style:contextual-spacing="false"/>
      <style:text-properties fo:font-size="18pt" style:font-size-asian="18pt" style:font-size-complex="18pt"/>
    </style:style>
    <style:style style:name="P39" style:family="paragraph" style:parent-style-name="Standard" style:list-style-name="">
      <style:paragraph-properties fo:margin-top="0.1945in" fo:margin-bottom="0.1945in" style:contextual-spacing="false"/>
      <style:text-properties fo:font-size="10.5pt" style:font-size-asian="10.5pt" style:font-size-complex="10.5pt"/>
    </style:style>
    <style:style style:name="P40" style:family="paragraph" style:parent-style-name="Standard">
      <style:paragraph-properties fo:margin-top="0.1945in" fo:margin-bottom="0.1945in" style:contextual-spacing="false"/>
      <style:text-properties fo:font-size="10pt" style:font-size-asian="10pt" style:font-size-complex="10pt"/>
    </style:style>
    <style:style style:name="P41" style:family="paragraph" style:parent-style-name="Standard" style:list-style-name="">
      <style:paragraph-properties fo:margin-top="0.1945in" fo:margin-bottom="0.1945in" style:contextual-spacing="false"/>
      <style:text-properties fo:font-size="10pt" style:font-size-asian="10pt" style:font-size-complex="10pt"/>
    </style:style>
    <style:style style:name="P42" style:family="paragraph" style:parent-style-name="Standard" style:list-style-name="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P43" style:family="paragraph" style:parent-style-name="Standard" style:list-style-name="">
      <style:paragraph-properties fo:margin-top="0.1945in" fo:margin-bottom="0.1945in" style:contextual-spacing="false"/>
      <style:text-properties fo:font-size="11pt" style:font-size-asian="11pt" style:font-size-complex="11pt"/>
    </style:style>
    <style:style style:name="P44" style:family="paragraph" style:parent-style-name="Standard">
      <style:paragraph-properties fo:margin-top="0.1945in" fo:margin-bottom="0.1945in" style:contextual-spacing="false"/>
      <style:text-properties fo:font-size="11pt" style:font-size-asian="11pt" style:font-size-complex="11pt"/>
    </style:style>
    <style:style style:name="P45" style:family="paragraph" style:parent-style-name="Standard" style:list-style-name="">
      <style:paragraph-properties fo:margin-top="0.1945in" fo:margin-bottom="0.1945in" style:contextual-spacing="false"/>
      <style:text-properties fo:font-size="14pt" style:font-size-asian="14pt" style:font-size-complex="14pt"/>
    </style:style>
    <style:style style:name="P46" style:family="paragraph" style:parent-style-name="Standard" style:list-style-name="">
      <style:paragraph-properties fo:margin-top="0.1945in" fo:margin-bottom="0.1945in" style:contextual-spacing="false"/>
      <style:text-properties fo:font-size="13pt" style:font-size-asian="13pt" style:font-size-complex="13pt"/>
    </style:style>
    <style:style style:name="P47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loext:opacity="100%"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fo:color="#000000" loext:opacity="100%" style:font-name="Times New Roman" fo:font-weight="bold" style:letter-kerning="true" style:font-name-asian="Times New Roman1" style:font-weight-asian="bold" style:font-name-complex="Times New Roman1" style:font-weight-complex="bold"/>
    </style:style>
    <style:style style:name="T5" style:family="text">
      <style:text-properties fo:color="#000000" loext:opacity="100%"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6" style:family="text">
      <style:text-properties fo:color="#000000" loext:opacity="100%" style:font-name="Times New Roman" fo:font-size="13.5pt" fo:language="en" fo:country="US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7" style:family="text">
      <style:text-properties fo:color="#000000" loext:opacity="100%"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loext:opacity="100%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9" style:family="text"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1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1" style:family="text">
      <style:text-properties fo:color="#000000" loext:opacity="100%" style:font-name="Courier New1" fo:font-size="10pt" style:font-name-asian="Times New Roman1" style:font-size-asian="10pt" style:font-name-complex="Courier New2" style:font-size-complex="10pt"/>
    </style:style>
    <style:style style:name="T12" style:family="text">
      <style:text-properties fo:color="#000000" loext:opacity="100%" style:font-name="Courier New1" fo:font-size="10pt" fo:font-weight="bold" style:font-name-asian="Times New Roman1" style:font-size-asian="10pt" style:font-weight-asian="bold" style:font-name-complex="Courier New2" style:font-size-complex="10pt" style:font-weight-complex="bold"/>
    </style:style>
    <style:style style:name="T13" style:family="text">
      <style:text-properties fo:color="#000000" loext:opacity="100%" style:font-name="var(--font-mono)" fo:font-size="10pt" fo:language="en" fo:country="US" style:font-name-asian="Times New Roman1" style:font-size-asian="10pt" style:font-name-complex="Courier New2" style:font-size-complex="10pt"/>
    </style:style>
    <style:style style:name="T14" style:family="text">
      <style:text-properties fo:color="#abb2bf" loext:opacity="100%" style:font-name="var(--font-mono)" fo:font-size="10pt" fo:language="en" fo:country="US" style:font-name-asian="Times New Roman1" style:font-size-asian="10pt" style:font-name-complex="Courier New2" style:font-size-complex="10pt"/>
    </style:style>
    <style:style style:name="T15" style:family="text">
      <style:text-properties fo:color="#abb2bf" loext:opacity="100%" style:font-name="var(--font-mono)" fo:font-size="10pt" fo:language="en" fo:country="US" officeooo:rsid="0018f12f" style:font-name-asian="Times New Roman1" style:font-size-asian="10pt" style:font-name-complex="Courier New2" style:font-size-complex="10pt"/>
    </style:style>
    <style:style style:name="T16" style:family="text">
      <style:text-properties fo:color="#abb2bf" loext:opacity="100%" style:font-name="var(--font-mono)" fo:font-size="10pt" fo:font-weight="bold" style:font-name-asian="Times New Roman1" style:font-size-asian="10pt" style:font-weight-asian="bold" style:font-name-complex="Courier New2" style:font-size-complex="10pt" style:font-weight-complex="bold"/>
    </style:style>
    <style:style style:name="T17" style:family="text">
      <style:text-properties style:font-name="Times New Roman" style:font-name-asian="Times New Roman1" style:font-name-complex="Times New Roman1"/>
    </style:style>
    <style:style style:name="T18" style:family="text">
      <style:text-properties style:font-name="Times New Roman" style:font-name-asian="Times New Roman1" style:font-name-complex="Times New Roman1"/>
    </style:style>
    <style:style style:name="T19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0" style:family="text">
      <style:text-properties style:font-name="var(--font-mono)" fo:font-size="10pt" style:font-name-asian="Times New Roman1" style:font-size-asian="10pt" style:font-name-complex="Courier New2" style:font-size-complex="10pt"/>
    </style:style>
    <style:style style:name="T21" style:family="text">
      <style:text-properties style:font-name="var(--font-mono)" fo:font-size="10pt" style:font-name-asian="Times New Roman1" style:font-size-asian="10pt" style:font-name-complex="Courier New2" style:font-size-complex="10pt"/>
    </style:style>
    <style:style style:name="T22" style:family="text">
      <style:text-properties style:font-name="var(--font-mono)" fo:font-size="10pt" style:font-name-asian="Times New Roman1" style:font-size-asian="10pt" style:font-name-complex="Courier New2" style:font-size-complex="10pt"/>
    </style:style>
    <style:style style:name="T23" style:family="text">
      <style:text-properties style:font-name="var(--font-mono)" fo:font-size="10pt" style:font-name-asian="Times New Roman1" style:font-size-asian="10pt" style:font-name-complex="Courier New2" style:font-size-complex="10pt"/>
    </style:style>
    <style:style style:name="T24" style:family="text">
      <style:text-properties style:font-name="var(--font-mono)" fo:font-size="10pt" style:font-name-asian="Times New Roman1" style:font-size-asian="10pt" style:font-name-complex="Courier New2" style:font-size-complex="10pt"/>
    </style:style>
    <style:style style:name="T25" style:family="text">
      <style:text-properties style:font-name="var(--font-mono)" fo:font-size="10pt" fo:language="en" fo:country="US" style:font-name-asian="Times New Roman1" style:font-size-asian="10pt" style:font-name-complex="Courier New2" style:font-size-complex="10pt"/>
    </style:style>
    <style:style style:name="T26" style:family="text">
      <style:text-properties style:font-name="var(--font-mono)" fo:font-size="10pt" fo:language="en" fo:country="US" style:font-name-asian="Times New Roman1" style:font-size-asian="10pt" style:font-name-complex="Courier New2" style:font-size-complex="10pt"/>
    </style:style>
    <style:style style:name="T27" style:family="text">
      <style:text-properties style:font-name="var(--font-mono)" fo:font-size="10pt" fo:language="en" fo:country="US" style:font-name-asian="Times New Roman1" style:font-size-asian="10pt" style:font-name-complex="Courier New2" style:font-size-complex="10pt"/>
    </style:style>
    <style:style style:name="T28" style:family="text">
      <style:text-properties style:font-name="var(--font-mono)" fo:font-size="10pt" fo:language="en" fo:country="US" style:font-name-asian="Times New Roman1" style:font-size-asian="10pt" style:font-name-complex="Courier New2" style:font-size-complex="10pt"/>
    </style:style>
    <style:style style:name="T29" style:family="text">
      <style:text-properties style:font-name="var(--font-mono)" fo:font-size="10pt" fo:language="en" fo:country="US" style:font-name-asian="Times New Roman1" style:font-size-asian="10pt" style:font-name-complex="Courier New2" style:font-size-complex="10pt"/>
    </style:style>
    <style:style style:name="T30" style:family="text">
      <style:text-properties style:font-name="var(--font-mono)" fo:font-size="10pt" fo:language="en" fo:country="US" officeooo:rsid="0018f12f" style:font-name-asian="Times New Roman1" style:font-size-asian="10pt" style:font-name-complex="Courier New2" style:font-size-complex="10pt"/>
    </style:style>
    <style:style style:name="T31" style:family="text">
      <style:text-properties style:font-name="var(--font-mono)" fo:font-size="10pt" fo:language="en" fo:country="US" officeooo:rsid="001a3158" style:font-name-asian="Times New Roman1" style:font-size-asian="10pt" style:font-name-complex="Courier New2" style:font-size-complex="10pt"/>
    </style:style>
    <style:style style:name="T32" style:family="text">
      <style:text-properties style:font-name="var(--font-mono)" fo:font-size="10pt" fo:language="en" fo:country="US" fo:font-style="italic" style:font-name-asian="Times New Roman1" style:font-size-asian="10pt" style:font-style-asian="italic" style:font-name-complex="Courier New2" style:font-size-complex="10pt" style:font-style-complex="italic"/>
    </style:style>
    <style:style style:name="T33" style:family="text">
      <style:text-properties style:font-name="var(--font-mono)" fo:font-size="10pt" fo:font-style="italic" style:font-name-asian="Times New Roman1" style:font-size-asian="10pt" style:font-style-asian="italic" style:font-name-complex="Courier New2" style:font-size-complex="10pt" style:font-style-complex="italic"/>
    </style:style>
    <style:style style:name="T34" style:family="text">
      <style:text-properties style:font-name="var(--font-mono)" fo:font-size="9pt" fo:language="en" fo:country="US" fo:font-style="italic" style:font-name-asian="Times New Roman1" style:font-size-asian="9pt" style:font-style-asian="italic" style:font-name-complex="Courier New2" style:font-size-complex="9pt" style:font-style-complex="italic"/>
    </style:style>
    <style:style style:name="T35" style:family="text">
      <style:text-properties style:font-name="var(--font-mono)" fo:font-size="9pt" fo:font-style="italic" style:font-name-asian="Times New Roman1" style:font-size-asian="9pt" style:font-style-asian="italic" style:font-name-complex="Courier New2" style:font-size-complex="9pt" style:font-style-complex="italic"/>
    </style:style>
    <style:style style:name="T36" style:family="text">
      <style:text-properties style:font-name="var(--font-mono)" fo:font-size="9pt" fo:font-style="italic" officeooo:rsid="0016f10b" style:font-name-asian="Times New Roman1" style:font-size-asian="9pt" style:font-style-asian="italic" style:font-name-complex="Courier New2" style:font-size-complex="9pt" style:font-style-complex="italic"/>
    </style:style>
    <style:style style:name="T37" style:family="text">
      <style:text-properties style:font-name="var(--font-mono)" fo:font-size="9pt" style:font-name-asian="Times New Roman1" style:font-size-asian="9pt" style:font-name-complex="Courier New2" style:font-size-complex="9pt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from-top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4">MINISHELL - Documentation Interface Parser</text:span></text:h>
      <text:h text:style-name="P39" text:outline-level="2"><text:span text:style-name="T3">Vue d'ensemble</text:span></text:h>
      <text:p text:style-name="P40"><text:span text:style-name="T2">Ce parser traite une ligne de commande et génère un AST (Abstract Syntax Tree) prêt pour l'exécution.</text:span></text:p>
      <text:p text:style-name="P5"><text:span text:style-name="T3">Flow principal :</text:span></text:p>
      <text:p text:style-name="P32"><text:span text:style-name="T20">Input → lexer_split() → validate_syntax() → expand_tokens() → parse_tokens() → AST</text:span></text:p>
      <text:p text:style-name="Standard"><draw:rect text:anchor-type="as-char" style:rel-width="100%" draw:z-index="0" draw:style-name="gr1" draw:text-style-name="P47" svg:width="6.2961in" svg:height="0.0012in"><text:p/></draw:rect><text:span text:style-name="T9">Structures de données</text:span></text:p>
      <text:h text:style-name="P1" text:outline-level="3"><text:span text:style-name="T8">t_node - Nœud de l'AST</text:span></text:h>
      <text:p text:style-name="P32"><text:span text:style-name="T25">typedef</text:span><text:span text:style-name="T25"> </text:span><text:span text:style-name="T25">struct</text:span><text:span text:style-name="T25"> </text:span><text:span text:style-name="T25">s_node</text:span></text:p>
      <text:p text:style-name="P32"><text:span text:style-name="T25">{</text:span></text:p>
      <text:p text:style-name="P32"><text:span text:style-name="T25"><text:s text:c="4"/></text:span><text:span text:style-name="T20">t_node_type type; <text:s text:c="7"/></text:span><text:span text:style-name="T33">// NODE_COMMAND ou NODE_PIPE</text:span></text:p>
      <text:p text:style-name="P32"><text:span text:style-name="T20"><text:s text:c="4"/></text:span><text:span text:style-name="T20">struct</text:span><text:span text:style-name="T20"> </text:span><text:span text:style-name="T20">s_node</text:span><text:span text:style-name="T20"> </text:span><text:span text:style-name="T20">*</text:span><text:span text:style-name="T20">left; <text:s text:c="4"/></text:span><text:span text:style-name="T33">// Nœud gauche (pour pipes)</text:span></text:p>
      <text:p text:style-name="P32"><text:span text:style-name="T20"><text:s text:c="4"/></text:span><text:span text:style-name="T20">struct</text:span><text:span text:style-name="T20"> </text:span><text:span text:style-name="T20">s_node</text:span><text:span text:style-name="T20"> </text:span><text:span text:style-name="T20">*</text:span><text:span text:style-name="T20">right; <text:s text:c="3"/></text:span><text:span text:style-name="T33">// Nœud droit (pour pipes)</text:span></text:p>
      <text:p text:style-name="P32"><text:span text:style-name="T20"><text:s text:c="4"/>t_command </text:span><text:span text:style-name="T20">*</text:span><text:span text:style-name="T20">command; <text:s text:c="5"/></text:span><text:span text:style-name="T33">// Données de commande (si type = NODE_COMMAND)</text:span></text:p>
      <text:p text:style-name="P32"><text:span text:style-name="T20">} t_node;</text:span></text:p>
      <text:p text:style-name="P44"><text:span text:style-name="T3">Types possibles :</text:span></text:p>
      <text:list xml:id="list3735377030" text:style-name="WWNum16">
        <text:list-item>
          <text:p text:style-name="P6"><text:span text:style-name="T11">NODE_COMMAND </text:span><text:span text:style-name="T2">: Commande simple</text:span></text:p>
        </text:list-item>
        <text:list-item>
          <text:p text:style-name="P7"><text:span text:style-name="T11">NODE_PIPE </text:span><text:span text:style-name="T2">: Pipe entre deux commandes</text:span></text:p>
        </text:list-item>
      </text:list>
      <text:h text:style-name="P43" text:outline-level="3"><text:span text:style-name="T3">t_command - Données d'une commande</text:span></text:h>
      <text:p text:style-name="P36"><text:span text:style-name="T20">typedef</text:span><text:span text:style-name="T20"> </text:span><text:span text:style-name="T20">struct</text:span><text:span text:style-name="T20"> </text:span><text:span text:style-name="T20">s_command</text:span></text:p>
      <text:p text:style-name="P32"><text:span text:style-name="T20">{</text:span></text:p>
      <text:p text:style-name="P32"><text:span text:style-name="T20"><text:s text:c="4"/></text:span><text:span text:style-name="T20">char</text:span><text:span text:style-name="T20"> </text:span><text:span text:style-name="T20">**</text:span><text:span text:style-name="T20">argv; <text:s text:c="10"/></text:span><text:span text:style-name="T37"><text:s/></text:span><text:span text:style-name="T35">// Arguments de la </text:span><text:span text:style-name="T36">cmd</text:span><text:span text:style-name="T35"> (argv[0] = nom commande, NULL-terminated)</text:span></text:p>
      <text:p text:style-name="P32"><text:span text:style-name="T20"><text:s text:c="4"/>t_redirect </text:span><text:span text:style-name="T20">*</text:span><text:span text:style-name="T20">redir; <text:s text:c="4"/></text:span><text:span text:style-name="T37"><text:s/></text:span><text:span text:style-name="T35">// Liste chaînée des redirections (peut être NULL)</text:span></text:p>
      <text:p text:style-name="P32"><text:span text:style-name="T20">} t_command;</text:span></text:p>
      <text:h text:style-name="P1" text:outline-level="3"><text:span text:style-name="T8">t_redirect - Redirection</text:span></text:h>
      <text:p text:style-name="P36"><text:span text:style-name="T25">typedef</text:span><text:span text:style-name="T25"> </text:span><text:span text:style-name="T25">struct</text:span><text:span text:style-name="T25"> </text:span><text:span text:style-name="T25">s_redirect</text:span></text:p>
      <text:p text:style-name="P32"><text:span text:style-name="T25">{</text:span></text:p>
      <text:p text:style-name="P32"><text:span text:style-name="T25"><text:s text:c="4"/></text:span><text:span text:style-name="T25">int</text:span><text:span text:style-name="T25"> type; <text:s text:c="19"/></text:span><text:span text:style-name="T34">// REDIR_IN, REDIR_OUT, REDIR_APPEND, REDIR_HEREDOC</text:span></text:p>
      <text:p text:style-name="P32"><text:span text:style-name="T25"><text:s text:c="4"/></text:span><text:span text:style-name="T20">char</text:span><text:span text:style-name="T20"> </text:span><text:span text:style-name="T20">*</text:span><text:span text:style-name="T20">filename; <text:s text:c="13"/></text:span><text:span text:style-name="T35">// Nom du fichier ou délimiteur heredoc</text:span></text:p>
      <text:p text:style-name="P32"><text:span text:style-name="T20"><text:s text:c="4"/></text:span><text:span text:style-name="T20">struct</text:span><text:span text:style-name="T20"> </text:span><text:span text:style-name="T20">s_redirect</text:span><text:span text:style-name="T20"> </text:span><text:span text:style-name="T20">*</text:span><text:span text:style-name="T20">next; <text:s text:c="3"/></text:span><text:span text:style-name="T37"><text:s/></text:span><text:span text:style-name="T35">// Redirection suivante (NULL si dernière)</text:span></text:p>
      <text:p text:style-name="P32"><text:span text:style-name="T20">} t_redirect;</text:span></text:p>
      <text:p text:style-name="P5"><text:span text:style-name="T3"/></text:p>
      <text:p text:style-name="P5"><text:soft-page-break/><text:span text:style-name="T3">Types de redirections :</text:span></text:p>
      <text:p text:style-name="P36"><text:span text:style-name="T25">typedef</text:span><text:span text:style-name="T25"> </text:span><text:span text:style-name="T25">enum</text:span><text:span text:style-name="T25"> </text:span><text:span text:style-name="T25">e_redir_type</text:span></text:p>
      <text:p text:style-name="P32"><text:span text:style-name="T25">{</text:span></text:p>
      <text:p text:style-name="P32"><text:span text:style-name="T25"><text:s text:c="4"/>REDIR_IN </text:span><text:span text:style-name="T25">=</text:span><text:span text:style-name="T25"> </text:span><text:span text:style-name="T25">1</text:span><text:span text:style-name="T25">, <text:s text:c="11"/></text:span><text:span text:style-name="T32">// &lt; <text:s/>(input)</text:span></text:p>
      <text:p text:style-name="P32"><text:span text:style-name="T25"><text:s text:c="4"/>REDIR_OUT, <text:s text:c="14"/></text:span><text:span text:style-name="T32">// &gt; <text:s/>(output, écrase)</text:span></text:p>
      <text:p text:style-name="P32"><text:span text:style-name="T25"><text:s text:c="4"/>REDIR_APPEND, <text:s text:c="7"/></text:span><text:span text:style-name="T32">// &gt;&gt; (output, ajoute)</text:span></text:p>
      <text:p text:style-name="P32"><text:span text:style-name="T25"><text:s text:c="4"/>REDIR_HEREDOC <text:s text:c="5"/></text:span><text:span text:style-name="T32">// &lt;&lt; (heredoc)</text:span></text:p>
      <text:p text:style-name="P32"><text:span text:style-name="T20">} t_redir_type;</text:span></text:p>
      <text:h text:style-name="P46" text:outline-level="3"><text:span text:style-name="T3">t_expand_ctx - Contexte d'expansion</text:span></text:h>
      <text:p text:style-name="P36"><text:span text:style-name="T25">typedef</text:span><text:span text:style-name="T25"> </text:span><text:span text:style-name="T25">struct</text:span><text:span text:style-name="T25"> </text:span><text:span text:style-name="T25">s_expand_ctx</text:span></text:p>
      <text:p text:style-name="P32"><text:span text:style-name="T20">{</text:span></text:p>
      <text:p text:style-name="P32"><text:span text:style-name="T20"><text:s text:c="4"/></text:span><text:span text:style-name="T20">char</text:span><text:span text:style-name="T20"> </text:span><text:span text:style-name="T20">**</text:span><text:span text:style-name="T20">env; <text:s text:c="13"/></text:span><text:span text:style-name="T33">// Tableau des variables d'environnement</text:span></text:p>
      <text:p text:style-name="P32"><text:span text:style-name="T20"><text:s text:c="4"/></text:span><text:span text:style-name="T20">int</text:span><text:span text:style-name="T20"> last_exit_code; <text:s text:c="5"/></text:span><text:span text:style-name="T33">// Code de retour dernière commande ($?)</text:span></text:p>
      <text:p text:style-name="P32"><text:span text:style-name="T20">} t_expand_ctx;</text:span></text:p>
      <text:p text:style-name="Standard"><draw:rect text:anchor-type="as-char" style:rel-width="100%" draw:z-index="1" draw:style-name="gr1" draw:text-style-name="P47" svg:width="6.2961in" svg:height="0.0012in"><text:p/></draw:rect></text:p>
      <text:h text:style-name="P45" text:outline-level="2"><text:span text:style-name="T3">Fonctions principales</text:span><text:bookmark text:name="_GoBack"/></text:h>
      <text:h text:style-name="P46" text:outline-level="3"><text:span text:style-name="T3">Parsing complet</text:span></text:h>
      <text:h text:style-name="P1" text:outline-level="4"><text:span text:style-name="T3">lexer_split()</text:span></text:h>
      <text:p text:style-name="P36"><text:span text:style-name="T20">char</text:span><text:span text:style-name="T20"> </text:span><text:span text:style-name="T20">**lexer_split</text:span><text:span text:style-name="T20">(</text:span><text:span text:style-name="T20">char</text:span><text:span text:style-name="T20"> </text:span><text:span text:style-name="T20">*</text:span><text:span text:style-name="T20">line);</text:span></text:p>
      <text:list xml:id="list26775558" text:style-name="WWNum17">
        <text:list-item>
          <text:p text:style-name="P33"><text:span text:style-name="T19">Entrée : </text:span><text:span text:style-name="T17">Ligne de commande brute</text:span></text:p>
        </text:list-item>
        <text:list-item>
          <text:p text:style-name="P34"><text:span text:style-name="T19">Sortie : </text:span><text:span text:style-name="T17">Tableau de tokens (NULL-terminated) ou NULL si erreur</text:span></text:p>
        </text:list-item>
        <text:list-item>
          <text:p text:style-name="P35"><text:span text:style-name="T19">Erreurs : </text:span><text:span text:style-name="T17">Retourne NULL si quotes non fermées ou malloc failed</text:span></text:p>
        </text:list-item>
      </text:list>
      <text:h text:style-name="P1" text:outline-level="4"><text:span text:style-name="T3">validate_syntax()</text:span></text:h>
      <text:p text:style-name="P36"><text:span text:style-name="T20">int</text:span><text:span text:style-name="T20"> </text:span><text:span text:style-name="T20">validate_syntax</text:span><text:span text:style-name="T20">(</text:span><text:span text:style-name="T20">char</text:span><text:span text:style-name="T20"> </text:span><text:span text:style-name="T20">**</text:span><text:span text:style-name="T20">tokens);</text:span></text:p>
      <text:list xml:id="list1659774667" text:style-name="WWNum18">
        <text:list-item>
          <text:p text:style-name="P8"><text:span text:style-name="T3">Entrée : </text:span><text:span text:style-name="T2">Tableau de tokens</text:span></text:p>
        </text:list-item>
        <text:list-item>
          <text:p text:style-name="P10"><text:span text:style-name="T3">Sortie : </text:span><text:span text:style-name="T2">1 si syntaxe valide, 0 sinon</text:span></text:p>
        </text:list-item>
        <text:list-item>
          <text:p text:style-name="P9"><text:span text:style-name="T3">Vérifie : </text:span><text:span text:style-name="T2">Pipes et redirections valides</text:span></text:p>
        </text:list-item>
      </text:list>
      <text:h text:style-name="P1" text:outline-level="4"><text:span text:style-name="T3">expand_tokens()</text:span></text:h>
      <text:p text:style-name="P36"><text:span text:style-name="T20">char</text:span><text:span text:style-name="T20"> </text:span><text:span text:style-name="T20">**expand_tokens</text:span><text:span text:style-name="T20">(</text:span><text:span text:style-name="T20">char</text:span><text:span text:style-name="T20"> </text:span><text:span text:style-name="T20">**</text:span><text:span text:style-name="T20">tokens, t_expand_ctx </text:span><text:span text:style-name="T20">*</text:span><text:span text:style-name="T20">ctx);</text:span></text:p>
      <text:list xml:id="list469606284" text:style-name="WWNum19">
        <text:list-item>
          <text:p text:style-name="P11"><text:span text:style-name="T3">Entrée : </text:span><text:span text:style-name="T2">Tokens bruts + contexte d'expansion</text:span></text:p>
        </text:list-item>
        <text:list-item>
          <text:p text:style-name="P13"><text:span text:style-name="T3">Sortie : </text:span><text:span text:style-name="T2">Tokens avec variables expandées (nouveau tableau)</text:span></text:p>
        </text:list-item>
        <text:list-item>
          <text:p text:style-name="P12"><text:span text:style-name="T3">Gère : </text:span><text:span text:style-name="T11">$VAR</text:span><text:span text:style-name="T2">,</text:span><text:span text:style-name="T11">$?</text:span><text:span text:style-name="T2">, contextes de quotes</text:span></text:p>
        </text:list-item>
      </text:list>
      <text:h text:style-name="P1" text:outline-level="4"><text:soft-page-break/><text:span text:style-name="T3">parse_tokens()</text:span></text:h>
      <text:p text:style-name="P36"><text:span text:style-name="T20">t_node </text:span><text:span text:style-name="T20">*parse_tokens</text:span><text:span text:style-name="T20">(</text:span><text:span text:style-name="T20">char</text:span><text:span text:style-name="T20"> </text:span><text:span text:style-name="T20">**</text:span><text:span text:style-name="T20">tokens);</text:span></text:p>
      <text:list xml:id="list3911284232" text:style-name="WWNum20">
        <text:list-item>
          <text:p text:style-name="P14"><text:span text:style-name="T3">Entrée : </text:span><text:span text:style-name="T2">Tokens expandés et validés</text:span></text:p>
        </text:list-item>
        <text:list-item>
          <text:p text:style-name="P16"><text:span text:style-name="T3">Sortie : </text:span><text:span text:style-name="T2">Racine de l'AST ou NULL si erreur</text:span></text:p>
        </text:list-item>
        <text:list-item>
          <text:p text:style-name="P15"><text:span text:style-name="T3">Crée : </text:span><text:span text:style-name="T2">Structure complète de l'arbre</text:span></text:p>
        </text:list-item>
      </text:list>
      <text:h text:style-name="P46" text:outline-level="3"><text:span text:style-name="T3">Libération mémoire</text:span></text:h>
      <text:h text:style-name="P1" text:outline-level="4"><text:span text:style-name="T3">free_node()</text:span></text:h>
      <text:p text:style-name="P36"><text:span text:style-name="T20">void</text:span><text:span text:style-name="T20"> </text:span><text:span text:style-name="T20">free_node</text:span><text:span text:style-name="T20">(t_node </text:span><text:span text:style-name="T20">*</text:span><text:span text:style-name="T20">node);</text:span></text:p>
      <text:list xml:id="list1566234013" text:style-name="WWNum21">
        <text:list-item>
          <text:p text:style-name="P17"><text:span text:style-name="T3">Libère récursivement : </text:span><text:span text:style-name="T2">Tout l'AST (nodes, commands, redirections, argv)</text:span></text:p>
        </text:list-item>
      </text:list>
      <text:h text:style-name="P1" text:outline-level="4"><text:span text:style-name="T7">free_tokens()</text:span></text:h>
      <text:p text:style-name="P36"><text:span text:style-name="T25">void</text:span><text:span text:style-name="T25"> </text:span><text:span text:style-name="T25">free_tokens</text:span><text:span text:style-name="T25">(</text:span><text:span text:style-name="T25">char</text:span><text:span text:style-name="T25"> </text:span><text:span text:style-name="T25">**</text:span><text:span text:style-name="T25">tokens);</text:span></text:p>
      <text:list xml:id="list1486009860" text:style-name="WWNum22">
        <text:list-item>
          <text:p text:style-name="P18"><text:span text:style-name="T3">Libère : </text:span><text:span text:style-name="T2">Tableau de tokens</text:span></text:p>
        </text:list-item>
      </text:list>
      <text:p text:style-name="Standard"><draw:rect text:anchor-type="as-char" style:rel-width="100%" draw:z-index="2" draw:style-name="gr1" draw:text-style-name="P47" svg:width="6.2961in" svg:height="0.0012in"><text:p/></draw:rect></text:p>
      <text:h text:style-name="P45" text:outline-level="2"><text:span text:style-name="T3">Structure de l'AST - Exemples</text:span></text:h>
      <text:h text:style-name="P41" text:outline-level="3"><text:span text:style-name="T3">Commande simple</text:span></text:h>
      <text:p text:style-name="P32"><text:span text:style-name="T25">Input: "echo hello"</text:span></text:p>
      <text:p text:style-name="P32"/>
      <text:p text:style-name="P32"><text:span text:style-name="T25">AST:</text:span></text:p>
      <text:p text:style-name="P32"><text:span text:style-name="T25">NODE_COMMAND</text:span></text:p>
      <text:p text:style-name="P32"><text:span text:style-name="T25">├── argv = ["echo", "hello", NULL]</text:span></text:p>
      <text:p text:style-name="P32"><text:span text:style-name="T25">└── redir = NULL</text:span></text:p>
      <text:h text:style-name="P41" text:outline-level="3"><text:span text:style-name="T7">Commande avec redirection</text:span></text:h>
      <text:p text:style-name="P32"><text:span text:style-name="T25">Input: "cat &lt; input.txt &gt; output.txt"</text:span></text:p>
      <text:p text:style-name="P32"/>
      <text:p text:style-name="P32"><text:span text:style-name="T25">AST:</text:span></text:p>
      <text:p text:style-name="P32"><text:span text:style-name="T25">NODE_COMMAND</text:span></text:p>
      <text:p text:style-name="P32"><text:span text:style-name="T25">├── argv = ["cat", NULL]</text:span></text:p>
      <text:p text:style-name="P32"><text:span text:style-name="T25">└── redir → [type=REDIR_IN, file="input.txt", next→]</text:span></text:p>
      <text:p text:style-name="P32"><text:span text:style-name="T25"><text:s text:c="12"/>[type=REDIR_OUT, file="output.txt", next=NULL]</text:span></text:p>
      <text:h text:style-name="P1" text:outline-level="3"><text:span text:style-name="T10"/></text:h>
      <text:h text:style-name="P1" text:outline-level="3"><text:soft-page-break/><text:span text:style-name="T10">Pipe multiple</text:span></text:h>
      <text:p text:style-name="P32"><text:span text:style-name="T25">I</text:span><text:span text:style-name="T31">np</text:span><text:span text:style-name="T25">ut: "ls | grep txt | wc -l"</text:span></text:p>
      <text:p text:style-name="P32"/>
      <text:p text:style-name="P32"><text:span text:style-name="T25">AST:</text:span></text:p>
      <text:p text:style-name="P32"><text:span text:style-name="T25">NODE_PIPE</text:span></text:p>
      <text:p text:style-name="P32"><text:span text:style-name="T25">├── left = NODE_PIPE</text:span></text:p>
      <text:p text:style-name="P32"><text:span text:style-name="T25">│ <text:s text:c="2"/>├── left = NODE_COMMAND ["ls"]</text:span></text:p>
      <text:p text:style-name="P32"><text:span text:style-name="T25">│ <text:s text:c="2"/>└── right = NODE_COMMAND ["grep", "txt"]</text:span></text:p>
      <text:p text:style-name="P32"><text:span text:style-name="T25">└── right = NODE_COMMAND ["wc", "-l"]</text:span></text:p>
      <text:h text:style-name="P41" text:outline-level="3"><text:span text:style-name="T7">Pipe avec redirections</text:span></text:h>
      <text:p text:style-name="P32"><text:span text:style-name="T25">Input: "ls -l | grep txt &gt; output.txt"</text:span></text:p>
      <text:p text:style-name="P37"/>
      <text:p text:style-name="P32"><text:span text:style-name="T25">AST:</text:span></text:p>
      <text:p text:style-name="P32"><text:span text:style-name="T25">NODE_PIPE</text:span></text:p>
      <text:p text:style-name="P32"><text:span text:style-name="T25">├── left = NODE_COMMAND ["ls", "-l"]</text:span></text:p>
      <text:p text:style-name="P32"><text:span text:style-name="T25">└── right = NODE_COMMAND ["grep", "txt"]</text:span></text:p>
      <text:p text:style-name="P32"><text:span text:style-name="T25"><text:s text:c="4"/>└── redir → [type=REDIR_OUT, file="output.txt"]</text:span></text:p>
      <text:p text:style-name="Standard"><draw:rect text:anchor-type="as-char" style:rel-width="100%" draw:z-index="3" draw:style-name="gr1" draw:text-style-name="P47" svg:width="6.2961in" svg:height="0.0012in"><text:p/></draw:rect></text:p>
      <text:h text:style-name="P45" text:outline-level="2"><text:span text:style-name="T3">Parcours de l'AST</text:span></text:h>
      <text:h text:style-name="P42" text:outline-level="3"><text:span text:style-name="T3">Identifier le type de nœud</text:span></text:h>
      <text:p text:style-name="P32"><text:span text:style-name="T25">if</text:span><text:span text:style-name="T25"> (node</text:span><text:span text:style-name="T25">-&gt;</text:span><text:span text:style-name="T25">type </text:span><text:span text:style-name="T25">==</text:span><text:span text:style-name="T25"> NODE_COMMAND)</text:span></text:p>
      <text:p text:style-name="P32"><text:span text:style-name="T20">{</text:span></text:p>
      <text:p text:style-name="P32"><text:span text:style-name="T20"><text:s text:c="4"/></text:span><text:span text:style-name="T33">// Exécuter la commande</text:span></text:p>
      <text:p text:style-name="P32"><text:span text:style-name="T20"><text:s text:c="4"/></text:span><text:span text:style-name="T20">execute_command</text:span><text:span text:style-name="T20">(node</text:span><text:span text:style-name="T20">-&gt;</text:span><text:span text:style-name="T20">command);</text:span></text:p>
      <text:p text:style-name="P32"><text:span text:style-name="T25">}</text:span></text:p>
      <text:p text:style-name="P32"><text:span text:style-name="T25">else</text:span><text:span text:style-name="T25"> </text:span><text:span text:style-name="T25">if</text:span><text:span text:style-name="T25"> (node</text:span><text:span text:style-name="T25">-&gt;</text:span><text:span text:style-name="T25">type </text:span><text:span text:style-name="T25">==</text:span><text:span text:style-name="T25"> NODE_PIPE)</text:span></text:p>
      <text:p text:style-name="P32"><text:span text:style-name="T20">{</text:span></text:p>
      <text:p text:style-name="P32"><text:span text:style-name="T20"><text:s text:c="4"/></text:span><text:span text:style-name="T33">// Traiter le pipe récursivement</text:span></text:p>
      <text:p text:style-name="P32"><text:span text:style-name="T20"><text:s text:c="4"/></text:span><text:span text:style-name="T20">execute_pipe</text:span><text:span text:style-name="T20">(node</text:span><text:span text:style-name="T20">-&gt;</text:span><text:span text:style-name="T20">left, node</text:span><text:span text:style-name="T20">-&gt;</text:span><text:span text:style-name="T20">right);</text:span></text:p>
      <text:p text:style-name="P32"><text:span text:style-name="T20">}</text:span></text:p>
      <text:h text:style-name="P1" text:outline-level="3"><text:span text:style-name="T5"/></text:h>
      <text:h text:style-name="P1" text:outline-level="3"><text:span text:style-name="T5"/></text:h>
      <text:h text:style-name="P1" text:outline-level="3"><text:span text:style-name="T5"/></text:h>
      <text:h text:style-name="P1" text:outline-level="3"><text:span text:style-name="T5"/></text:h>
      <text:h text:style-name="P1" text:outline-level="3"><text:soft-page-break/><text:span text:style-name="T5">Accéder aux arguments</text:span></text:h>
      <text:p text:style-name="P32"><text:span text:style-name="T20">if</text:span><text:span text:style-name="T20"> (node</text:span><text:span text:style-name="T20">-&gt;</text:span><text:span text:style-name="T20">type </text:span><text:span text:style-name="T20">==</text:span><text:span text:style-name="T20"> NODE_COMMAND </text:span><text:span text:style-name="T20">&amp;&amp;</text:span><text:span text:style-name="T20"> node</text:span><text:span text:style-name="T20">-&gt;</text:span><text:span text:style-name="T20">command </text:span><text:span text:style-name="T20">&amp;&amp;</text:span><text:span text:style-name="T20"> node</text:span><text:span text:style-name="T20">-&gt;</text:span><text:span text:style-name="T20">command</text:span><text:span text:style-name="T20">-&gt;</text:span><text:span text:style-name="T20">argv)</text:span></text:p>
      <text:p text:style-name="P32"><text:span text:style-name="T20">{</text:span></text:p>
      <text:p text:style-name="P32"><text:span text:style-name="T20"><text:s text:c="4"/></text:span><text:span text:style-name="T20">char</text:span><text:span text:style-name="T20"> </text:span><text:span text:style-name="T20">**</text:span><text:span text:style-name="T20">args </text:span><text:span text:style-name="T20">=</text:span><text:span text:style-name="T20"> node</text:span><text:span text:style-name="T20">-&gt;</text:span><text:span text:style-name="T20">command</text:span><text:span text:style-name="T20">-&gt;</text:span><text:span text:style-name="T20">argv;</text:span></text:p>
      <text:p text:style-name="P32"><text:span text:style-name="T20"><text:s text:c="4"/></text:span><text:span text:style-name="T20">char</text:span><text:span text:style-name="T20"> </text:span><text:span text:style-name="T20">*</text:span><text:span text:style-name="T20">cmd_name </text:span><text:span text:style-name="T20">=</text:span><text:span text:style-name="T20"> args[</text:span><text:span text:style-name="T20">0</text:span><text:span text:style-name="T20">]; <text:s/></text:span><text:span text:style-name="T33">// Nom de la commande</text:span></text:p>
      <text:p text:style-name="P32"><text:span text:style-name="T20"><text:s text:c="4"/></text:span></text:p>
      <text:p text:style-name="P32"><text:span text:style-name="T20"><text:s text:c="4"/></text:span><text:span text:style-name="T33">// Parcourir tous les arguments</text:span></text:p>
      <text:p text:style-name="P32"><text:span text:style-name="T20"><text:s text:c="4"/></text:span><text:span text:style-name="T20">int</text:span><text:span text:style-name="T20"> i </text:span><text:span text:style-name="T20">=</text:span><text:span text:style-name="T20"> </text:span><text:span text:style-name="T20">0</text:span><text:span text:style-name="T20">;</text:span></text:p>
      <text:p text:style-name="P32"><text:span text:style-name="T20"><text:s text:c="4"/></text:span><text:span text:style-name="T25">while</text:span><text:span text:style-name="T25"> (args[i])</text:span></text:p>
      <text:p text:style-name="P32"><text:span text:style-name="T25"><text:s text:c="4"/>{</text:span></text:p>
      <text:p text:style-name="P32"><text:span text:style-name="T25"><text:s text:c="8"/></text:span><text:span text:style-name="T25">printf</text:span><text:span text:style-name="T25">(</text:span><text:span text:style-name="T25">"Arg %d: %s\n"</text:span><text:span text:style-name="T25">, i, args[i]);</text:span></text:p>
      <text:p text:style-name="P32"><text:span text:style-name="T25"><text:s text:c="8"/></text:span><text:span text:style-name="T20">i</text:span><text:span text:style-name="T20">++</text:span><text:span text:style-name="T20">;</text:span></text:p>
      <text:p text:style-name="P32"><text:span text:style-name="T20"><text:s text:c="4"/>}</text:span></text:p>
      <text:p text:style-name="P32"><text:span text:style-name="T20">}</text:span></text:p>
      <text:p text:style-name="Standard"><draw:rect text:anchor-type="as-char" svg:y="-0.002in" style:rel-width="100%" draw:z-index="4" draw:style-name="gr2" draw:text-style-name="P47" svg:width="6.2961in" svg:height="0.0012in"><text:p/></draw:rect><text:span text:style-name="T9">Gestion des erreurs</text:span></text:p>
      <text:h text:style-name="P42" text:outline-level="3"><text:span text:style-name="T3">Messages d'erreur</text:span></text:h>
      <text:list xml:id="list4265101458" text:style-name="WWNum23">
        <text:list-item>
          <text:p text:style-name="P19"><text:span text:style-name="T3">"Lexer error : quotes not closed or failed malloc"</text:span><text:span text:style-name="T2">: Quotes non fermées ou problème mémoire</text:span></text:p>
        </text:list-item>
        <text:list-item>
          <text:p text:style-name="P20"><text:span text:style-name="T3">"Syntax error" </text:span><text:span text:style-name="T2">: Pipes ou redirections invalides</text:span></text:p>
        </text:list-item>
      </text:list>
      <text:h text:style-name="P42" text:outline-level="3"><text:span text:style-name="T3">Codes de retour</text:span></text:h>
      <text:list xml:id="list1563879145" text:style-name="WWNum24">
        <text:list-item>
          <text:p text:style-name="P21"><text:span text:style-name="T3">NULL </text:span><text:span text:style-name="T2">: Échec du parsing/lexing/expansion</text:span></text:p>
        </text:list-item>
        <text:list-item>
          <text:p text:style-name="P22"><text:span text:style-name="T3">Pointeur valide </text:span><text:span text:style-name="T2">: Opération réussie</text:span></text:p>
        </text:list-item>
      </text:list>
      <text:p text:style-name="Standard"><draw:rect text:anchor-type="as-char" style:rel-width="100%" draw:z-index="5" draw:style-name="gr1" draw:text-style-name="P47" svg:width="6.2961in" svg:height="0.0012in"><text:p/></draw:rect></text:p>
      <text:h text:style-name="P45" text:outline-level="2"><text:span text:style-name="T3">Expansion des variables</text:span></text:h>
      <text:h text:style-name="P42" text:outline-level="3"><text:span text:style-name="T3">Variables supportées</text:span></text:h>
      <text:list xml:id="list3875066696" text:style-name="WWNum25">
        <text:list-item>
          <text:p text:style-name="P23"><text:span text:style-name="T11">$VAR </text:span><text:span text:style-name="T2">: Variables d'environnement (ex: </text:span><text:span text:style-name="T11">$USER</text:span><text:span text:style-name="T2">, </text:span><text:span text:style-name="T11">$HOME</text:span><text:span text:style-name="T2">)</text:span></text:p>
        </text:list-item>
        <text:list-item>
          <text:p text:style-name="P24"><text:span text:style-name="T11">$? </text:span><text:span text:style-name="T2">: Code de retour dernière commande</text:span></text:p>
        </text:list-item>
      </text:list>
      <text:h text:style-name="P46" text:outline-level="3"><text:span text:style-name="T3">Contextes de quotes</text:span></text:h>
      <text:list xml:id="list3695578149" text:style-name="WWNum26">
        <text:list-item>
          <text:p text:style-name="P25"><text:span text:style-name="T3">Single quotes'…</text:span><text:span text:style-name="T12">'</text:span><text:span text:style-name="T2">: Pas d'expansion, tout est littéral</text:span></text:p>
        </text:list-item>
        <text:list-item>
          <text:p text:style-name="P26"><text:span text:style-name="T3">Double quotes </text:span><text:span text:style-name="T12">"…" </text:span><text:span text:style-name="T2">: Expansion des variables activée</text:span></text:p>
        </text:list-item>
      </text:list>
      <text:p text:style-name="P5"><text:span text:style-name="T3">Exemples :</text:span></text:p>
      <text:p text:style-name="Standard"><text:soft-page-break/><text:span text:style-name="T2">bash</text:span></text:p>
      <text:p text:style-name="P32"><text:span text:style-name="T20">$ </text:span><text:span text:style-name="T20">echo</text:span><text:span text:style-name="T20"> </text:span><text:span text:style-name="T20">'$USER'</text:span><text:span text:style-name="T20"> <text:s text:c="4"/>→ </text:span><text:span text:style-name="T20">$USER</text:span><text:span text:style-name="T20"> (pas d'expansion)</text:span></text:p>
      <text:p text:style-name="P32"><text:span text:style-name="T20">$ </text:span><text:span text:style-name="T20">echo</text:span><text:span text:style-name="T20"> </text:span><text:span text:style-name="T20">"</text:span><text:span text:style-name="T20">$USER</text:span><text:span text:style-name="T20">"</text:span><text:span text:style-name="T20"> <text:s text:c="4"/>→ sdossa (expansion)</text:span></text:p>
      <text:h text:style-name="P1" text:outline-level="3"><text:span text:style-name="T5">Mécanisme technique</text:span></text:h>
      <text:list xml:id="list1765435200" text:style-name="WWNum27">
        <text:list-item>
          <text:p text:style-name="P27"><text:span text:style-name="T3">Lexer </text:span><text:span text:style-name="T2">: Détecte les single quotes et ajoute un marqueur </text:span><text:span text:style-name="T11">\x01 </text:span><text:span text:style-name="T2">au début du token</text:span></text:p>
        </text:list-item>
        <text:list-item>
          <text:p text:style-name="P29"><text:span text:style-name="T3">Expansion </text:span><text:span text:style-name="T2">: Détecte le marqueur et skip l'expansion pour ces tokens</text:span></text:p>
        </text:list-item>
        <text:list-item>
          <text:p text:style-name="P28"><text:span text:style-name="T3">Double quotes </text:span><text:span text:style-name="T2">: Pas de marqueur, donc expansion normale</text:span></text:p>
        </text:list-item>
      </text:list>
      <text:p text:style-name="Standard"><draw:rect text:anchor-type="as-char" style:rel-width="100%" draw:z-index="6" draw:style-name="gr1" draw:text-style-name="P47" svg:width="6.2961in" svg:height="0.0012in"><text:p/></draw:rect></text:p>
      <text:h text:style-name="P1" text:outline-level="2"><text:span text:style-name="T16"/></text:h>
      <text:p text:style-name="Standard"><draw:rect text:anchor-type="as-char" style:rel-width="100%" draw:z-index="7" draw:style-name="gr1" draw:text-style-name="P47" svg:width="6.2961in" svg:height="0.0012in"><text:p/></draw:rect></text:p>
      <text:h text:style-name="P30" text:outline-level="2"><text:span text:style-name="T1"/></text:h>
      <text:h text:style-name="P30" text:outline-level="1"/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var(--font-mono)" svg:font-family="var(--font-mono)" style:font-family-generic="roman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맑은 고딕" style:font-size-asian="12pt" style:language-asian="ko" style:country-asian="K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fr" fo:country="FR" style:letter-kerning="false" style:font-name-asian="맑은 고딕" style:font-size-asian="12pt" style:language-asian="ko" style:country-asian="KR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Titre_20_1_20_Car" style:default-outline-level="1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loext:linked-style-name="Titre_20_2_20_Car" style:default-outline-level="2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loext:linked-style-name="Titre_20_3_20_Car" style:default-outline-level="3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Titre_20_4_20_Car" style:default-outline-level="4" style:list-style-name="" style:class="text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whitespace-normal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loext:linked-style-name="Préformaté_20_HTML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msonormal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itre_20_3_20_Car" style:display-name="Titre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itre_20_4_20_Car" style:display-name="Titre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-text-400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</meta:editing-cycles>
    <meta:creation-date>2025-10-27T00:40:00</meta:creation-date>
    <dc:date>2025-10-27T22:22:57.108935860</dc:date>
    <meta:editing-duration>PT1H55M19S</meta:editing-duration>
    <meta:generator>LibreOffice/7.3.7.2$Linux_X86_64 LibreOffice_project/30$Build-2</meta:generator>
    <meta:document-statistic meta:table-count="0" meta:image-count="0" meta:object-count="0" meta:page-count="6" meta:paragraph-count="156" meta:word-count="701" meta:character-count="4777" meta:non-whitespace-character-count="3971"/>
    <meta:user-defined meta:name="AppVersion">16.0000</meta:user-defined>
    <meta:template xlink:type="simple" xlink:actuate="onRequest" xlink:title="Normal.dotm" xlink:href=""/>
  </office:meta>
</office:document-meta>
</file>